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77c" officeooo:paragraph-rsid="0010c77c"/>
    </style:style>
    <style:style style:name="P2" style:family="paragraph" style:parent-style-name="Standard">
      <style:text-properties officeooo:rsid="0011e4a5" officeooo:paragraph-rsid="0011e4a5"/>
    </style:style>
    <style:style style:name="P3" style:family="paragraph" style:parent-style-name="Standard">
      <style:text-properties officeooo:rsid="0011e4a5" officeooo:paragraph-rsid="00128ec0"/>
    </style:style>
    <style:style style:name="P4" style:family="paragraph" style:parent-style-name="Standard">
      <style:text-properties officeooo:rsid="00128ec0" officeooo:paragraph-rsid="00128ec0"/>
    </style:style>
    <style:style style:name="P5" style:family="paragraph" style:parent-style-name="Standard">
      <style:text-properties officeooo:rsid="00128ec0" officeooo:paragraph-rsid="0013e085"/>
    </style:style>
    <style:style style:name="P6" style:family="paragraph" style:parent-style-name="Standard">
      <style:text-properties officeooo:rsid="0013e085" officeooo:paragraph-rsid="0013e085"/>
    </style:style>
    <style:style style:name="P7" style:family="paragraph" style:parent-style-name="Standard">
      <style:text-properties officeooo:rsid="001454a3" officeooo:paragraph-rsid="001454a3"/>
    </style:style>
    <style:style style:name="P8" style:family="paragraph" style:parent-style-name="Standard">
      <style:text-properties officeooo:rsid="0014eb8c" officeooo:paragraph-rsid="0014eb8c"/>
    </style:style>
    <style:style style:name="T1" style:family="text">
      <style:text-properties officeooo:rsid="0011e4a5"/>
    </style:style>
    <style:style style:name="T2" style:family="text">
      <style:text-properties officeooo:rsid="00128ec0"/>
    </style:style>
    <style:style style:name="T3" style:family="text">
      <style:text-properties officeooo:rsid="0013e085"/>
    </style:style>
    <style:style style:name="T4" style:family="text">
      <style:text-properties officeooo:rsid="00168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git init nim1</text:p>
      <text:p text:style-name="P1">2.<text:tab/>vi a.txt</text:p>
      <text:p text:style-name="P1"><text:tab/>vi b.txt</text:p>
      <text:p text:style-name="P1"><text:tab/>git add “*.txt”</text:p>
      <text:p text:style-name="P1"><text:tab/>git commit -m 'c1 first commit' </text:p>
      <text:p text:style-name="P1">[master (root-commit) 9266006] c1 first commit</text:p>
      <text:p text:style-name="P1"><text:s/>2 files changed, 2 insertions(+)</text:p>
      <text:p text:style-name="P1"><text:s/>create mode 100644 a.txt</text:p>
      <text:p text:style-name="P1"><text:s/>create mode 100644 b.txt</text:p>
      <text:p text:style-name="P1"><text:tab/>git tag -a v1.0.0 -m 'version 1.0.0 having 2 files'</text:p>
      <text:p text:style-name="P1"/>
      <text:p text:style-name="P1">3.<text:tab/><text:span text:style-name="T1">vi a.txt</text:span></text:p>
      <text:p text:style-name="P2"><text:tab/>vi b.txt</text:p>
      <text:p text:style-name="P2"><text:tab/>git commit -a -m 'c2 modified a.txt n b.txt for version 1.0.1'</text:p>
      <text:p text:style-name="P2">[master 9831228] c2 modified a.txt n b.txt for version 1.0.1</text:p>
      <text:p text:style-name="P2"><text:s/>2 files changed, 2 insertions(+)</text:p>
      <text:p text:style-name="P3"><text:tab/><text:span text:style-name="T2">git tag -a v1.0.1 -m 'version 1.0.2 having 2 modified files'</text:span></text:p>
      <text:p text:style-name="P3"/>
      <text:p text:style-name="P4">4.<text:tab/><text:span text:style-name="T3">vi c.txt</text:span></text:p>
      <text:p text:style-name="P4"><text:tab/><text:span text:style-name="T3">git add c.txt</text:span></text:p>
      <text:p text:style-name="P5"><text:tab/><text:span text:style-name="T3">git commit -m 'c3 nw file created for version 1.1.0'</text:span></text:p>
      <text:p text:style-name="P6">[master 1afdbd3] c3 nw file created for version 1.1.0</text:p>
      <text:p text:style-name="P6"><text:s/>1 file changed, 1 insertion(+)</text:p>
      <text:p text:style-name="P6"><text:s/>create mode 100644 c.txt</text:p>
      <text:p text:style-name="P6"><text:tab/>git tag -a v1.1.0 -m 'version 1.1.0 new file c.txt created'</text:p>
      <text:p text:style-name="P6"/>
      <text:p text:style-name="P7">5.<text:tab/>git checkout v1.0.1</text:p>
      <text:p text:style-name="P7"><text:tab/>git checkout -b b1</text:p>
      <text:p text:style-name="P7"><text:tab/>vi b.txt</text:p>
      <text:p text:style-name="P7"><text:tab/>git commit -a -m 'c4 modified b.txt for version 1.0.2'</text:p>
      <text:p text:style-name="P7">[b1 c316ee2] c4 modified b.txt for version 1.0.2</text:p>
      <text:p text:style-name="P7"><text:s/>1 file changed, 1 insertion(+)</text:p>
      <text:p text:style-name="P7"><text:tab/>git tag -a v1.0.2 -m 'version 1.0.2 for modified file next version of v1.0.1'</text:p>
      <text:p text:style-name="P7"/>
      <text:p text:style-name="P8">6.<text:tab/>git checkout master</text:p>
      <text:p text:style-name="P8"><text:tab/>vi c.txt</text:p>
      <text:p text:style-name="P8"><text:tab/>git commit -a -m 'c5 modified c.txt for version 1.1.1'</text:p>
      <text:p text:style-name="P8">[master b4d6d6c] c5 modified c.txt for version 1.1.1</text:p>
      <text:p text:style-name="P8"><text:s/>1 file changed, 1 insertion(+)</text:p>
      <text:p text:style-name="P8"><text:tab/><text:span text:style-name="T4">git tag -a v1.1.1 -m 'version 1.1.1 .updated version of 1.1.0'</text:span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1:57:31.962319521</meta:creation-date>
    <dc:date>2015-07-27T12:31:09.590107662</dc:date>
    <meta:editing-duration>PT21M16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37" meta:word-count="222" meta:character-count="1265" meta:non-whitespace-character-count="1032"/>
  </office:meta>
</office:document-meta>
</file>